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rima3" svg:font-family="Ebrima"/>
    <style:font-face style:name="Ebrima1" svg:font-family="Ebrima" style:font-adornments="Regular"/>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Andale Sans UI1" svg:font-family="'Andale Sans UI'" style:font-pitch="variable"/>
    <style:font-face style:name="Ebrima2" svg:font-family="Ebrima" style:font-pitch="variable"/>
    <style:font-face style:name="Ebrima" svg:font-family="Ebrima" style:font-adornments="Regular"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Segoe UI2" svg:font-family="'Segoe U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8cm"/>
    </style:style>
    <style:style style:name="pr7" style:family="presentation" style:parent-style-name="Default-subtitle">
      <style:graphic-properties draw:fill-color="#ffffff" fo:min-height="13.465cm"/>
    </style:style>
    <style:style style:name="pr8" style:family="presentation" style:parent-style-name="Default-subtitle">
      <style:graphic-properties draw:fill-color="#ffffff" draw:auto-grow-height="true" fo:min-height="12.343cm"/>
    </style:style>
    <style:style style:name="pr9" style:family="presentation" style:parent-style-name="Default-subtitle">
      <style:graphic-properties draw:fill-color="#ffffff" fo:min-height="13.552cm"/>
    </style:style>
    <style:style style:name="P1" style:family="paragraph">
      <style:text-properties fo:font-size="32pt" style:font-size-asian="44pt" style:font-size-complex="44pt"/>
    </style:style>
    <style:style style:name="P2" style:family="paragraph">
      <style:paragraph-properties fo:text-align="center"/>
    </style:style>
    <style:style style:name="P3" style:family="paragraph">
      <style:text-properties fo:font-size="24pt" style:font-size-asian="32pt" style:font-size-complex="32pt"/>
    </style:style>
    <style:style style:name="P4" style:family="paragraph">
      <style:text-properties fo:font-size="24pt"/>
    </style:style>
    <style:style style:name="P5" style:family="paragraph">
      <style:text-properties fo:font-size="20pt"/>
    </style:style>
    <style:style style:name="P6" style:family="paragraph">
      <style:text-properties fo:font-size="18pt" style:font-size-asian="24pt" style:font-size-complex="24pt"/>
    </style:style>
    <style:style style:name="P7" style:family="paragraph">
      <style:text-properties fo:font-size="26pt" style:font-size-asian="36pt" style:font-size-complex="36pt"/>
    </style:style>
    <style:style style:name="P8" style:family="paragraph">
      <style:text-properties fo:font-size="22pt" style:font-size-asian="28pt" style:font-size-complex="28pt"/>
    </style:style>
    <style:style style:name="T1" style:family="text">
      <style:text-properties fo:font-size="32pt" style:font-size-asian="44pt" style:font-size-complex="44pt"/>
    </style:style>
    <style:style style:name="T2" style:family="text">
      <style:text-properties style:text-underline-style="solid" style:text-underline-width="auto" style:text-underline-color="font-color"/>
    </style:style>
    <style:style style:name="T3" style:family="text">
      <style:text-properties style:font-name="Segoe UI4" style:font-name-asian="Segoe UI4" style:font-name-complex="Segoe UI4"/>
    </style:style>
    <style:style style:name="T4" style:family="text">
      <style:text-properties style:font-name="Segoe UI2" style:font-name-asian="Segoe UI4" style:font-name-complex="Segoe UI4"/>
    </style:style>
    <style:style style:name="T5" style:family="text">
      <style:text-properties style:text-position="33% 58%" style:font-name="Segoe UI2" style:font-name-asian="Segoe UI4" style:font-name-complex="Segoe UI4"/>
    </style:style>
    <style:style style:name="T6" style:family="text">
      <style:text-properties style:text-position="0% 100%" style:font-name="Segoe UI2" style:font-name-asian="Segoe UI4" style:font-name-complex="Segoe UI4"/>
    </style:style>
    <style:style style:name="T7" style:family="text">
      <style:text-properties style:font-name="Segoe UI Symbol1" style:font-name-asian="Segoe UI Symbol1" style:font-name-complex="Segoe UI Symbol1"/>
    </style:style>
    <style:style style:name="T8" style:family="text">
      <style:text-properties style:font-name="Ebrima" style:font-name-asian="Segoe UI Symbol1" style:font-name-complex="Segoe UI Symbol1"/>
    </style:style>
    <style:style style:name="T9" style:family="text">
      <style:text-properties style:font-name="Ebrima1" style:font-name-asian="Ebrima1" style:font-name-complex="Ebrima1"/>
    </style:style>
    <style:style style:name="T10" style:family="text">
      <style:text-properties style:font-name="Ebrima" style:font-name-asian="Ebrima1" style:font-name-complex="Ebrima1"/>
    </style:style>
    <style:style style:name="T11" style:family="text">
      <style:text-properties style:text-position="33% 58%" style:font-name="Ebrima" style:font-name-asian="Ebrima1" style:font-name-complex="Ebrima1"/>
    </style:style>
    <style:style style:name="T12" style:family="text">
      <style:text-properties fo:font-style="italic" style:font-style-asian="italic" style:font-style-complex="italic"/>
    </style:style>
    <style:style style:name="T13" style:family="text">
      <style:text-properties style:font-name="Segoe UI Symbol1" style:font-name-asian="Segoe UI4" style:font-name-complex="Segoe UI4"/>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ize="24pt" style:font-size-asian="32pt" style:font-size-complex="32pt"/>
    </style:style>
    <style:style style:name="T17" style:family="text">
      <style:text-properties fo:font-size="24pt" fo:font-style="italic" style:font-size-asian="32pt" style:font-style-asian="italic" style:font-size-complex="32pt" style:font-style-complex="italic"/>
    </style:style>
    <style:style style:name="T18" style:family="text">
      <style:text-properties fo:font-size="24pt"/>
    </style:style>
    <style:style style:name="T19" style:family="text">
      <style:text-properties fo:font-size="24pt" fo:font-style="italic" style:font-style-asian="italic" style:font-style-complex="italic"/>
    </style:style>
    <style:style style:name="T20" style:family="text">
      <style:text-properties style:font-name="Segoe UI Symbol1" fo:font-style="italic" style:font-name-asian="Segoe UI Symbol1" style:font-style-asian="italic" style:font-name-complex="Segoe UI Symbol1" style:font-style-complex="italic"/>
    </style:style>
    <style:style style:name="T21" style:family="text">
      <style:text-properties fo:font-size="18pt" style:font-size-asian="24pt" style:font-size-complex="24pt"/>
    </style:style>
    <style:style style:name="T22" style:family="text">
      <style:text-properties fo:font-size="26pt" style:font-size-asian="36pt" style:font-size-complex="36pt"/>
    </style:style>
    <style:style style:name="T23" style:family="text">
      <style:text-properties fo:font-size="26pt" fo:font-style="italic" style:font-size-asian="36pt" style:font-style-asian="italic" style:font-size-complex="36pt" style:font-style-complex="italic"/>
    </style:style>
    <style:style style:name="T24" style:family="text">
      <style:text-properties fo:font-size="22pt" style:font-size-asian="28pt" style:font-size-complex="28pt"/>
    </style:style>
    <style:style style:name="T25" style:family="text">
      <style:text-properties style:font-name="Segoe UI Symbol1" fo:font-size="22pt" style:font-name-asian="Segoe UI Symbol1" style:font-size-asian="28pt" style:font-name-complex="Segoe UI Symbol1" style:font-size-complex="28pt"/>
    </style:style>
    <style:style style:name="T26" style:family="text">
      <style:text-properties style:font-name="Segoe UI Symbol1" fo:font-size="22pt" fo:font-style="italic" style:font-name-asian="Segoe UI Symbol1" style:font-size-asian="28pt" style:font-style-asian="italic" style:font-name-complex="Segoe UI Symbol1" style:font-size-complex="28pt" style:font-style-complex="italic"/>
    </style:style>
    <style:style style:name="T27" style:family="text">
      <style:text-properties style:font-name="Segoe UI Symbol1" fo:font-size="22pt" fo:font-style="normal" style:font-name-asian="Segoe UI Symbol1" style:font-size-asian="28pt" style:font-style-asian="normal" style:font-name-complex="Segoe UI Symbol1" style:font-size-complex="28pt" style:font-style-complex="normal"/>
    </style:style>
    <style:style style:name="T28" style:family="text">
      <style:text-properties fo:font-size="22pt" fo:font-style="italic" style:font-size-asian="28pt" style:font-style-asian="italic" style:font-size-complex="28pt" style:font-style-complex="italic"/>
    </style:style>
    <style:style style:name="T29" style:family="text">
      <style:text-properties style:text-position="-33% 58%" style:font-name="Segoe UI Symbol1" fo:font-size="22pt" fo:font-style="italic" style:font-name-asian="Segoe UI Symbol1" style:font-size-asian="28pt" style:font-style-asian="italic" style:font-name-complex="Segoe UI Symbol1"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Was ist die Dimension einer Größe?</text:span></text:p>
          </draw:text-box>
        </draw:frame>
        <draw:frame presentation:style-name="pr2" draw:layer="layout" svg:width="25.199cm" svg:height="12.18cm" svg:x="1.4cm" svg:y="4.914cm" presentation:class="subtitle">
          <draw:text-box>
            <text:p>Man bezeichnet mit "Dimension" die quantitative Eigenschaft, welche bei einer Größe gemessen wird.</text:p>
            <text:p/>
            <text:p>Beispiele:<text:line-break/>Die Dimension "Länge" oder die Dimension "Zei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sind Einheiten einer Größe?</text:p>
          </draw:text-box>
        </draw:frame>
        <draw:frame presentation:style-name="pr2" draw:layer="layout" svg:width="25.199cm" svg:height="12.18cm" svg:x="1.4cm" svg:y="4.914cm" presentation:class="subtitle">
          <draw:text-box>
            <text:p>Einheiten sind die Elemente, an welchen die Dimension einer Größe gemessen wird.</text:p>
            <text:p/>
            <text:p>Beispiele:</text:p>
            <text:p>Meter, yard oder Lichtjahr für die Dimension "Länge"</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beschreibt der Begriff "Größenordnung"?</text:p>
          </draw:text-box>
        </draw:frame>
        <draw:frame presentation:style-name="pr2" draw:layer="layout" svg:width="25.199cm" svg:height="12.18cm" svg:x="1.4cm" svg:y="4.914cm" presentation:class="subtitle">
          <draw:text-box>
            <text:p>Im allgemeinen Zehnerpotenzen.</text:p>
            <text:p>Eine Veränderung um den Faktor 10 ist so die Veränderung um eine Größenordnung.</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ie viele Basiseinheiten gibt es im SI-System?</text:p>
          </draw:text-box>
        </draw:frame>
        <draw:frame presentation:style-name="pr2" draw:layer="layout" svg:width="25.199cm" svg:height="12.18cm" svg:x="1.4cm" svg:y="4.914cm" presentation:class="subtitle">
          <draw:text-box>
            <text:p>Es gibt sieben Basiseinheite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lauten die sieben Basiseinheiten des SI‑ Systems?</text:p>
          </draw:text-box>
        </draw:frame>
        <draw:frame presentation:style-name="pr2" draw:layer="layout" svg:width="25.199cm" svg:height="12.18cm" svg:x="1.4cm" svg:y="4.914cm" presentation:class="subtitle">
          <draw:text-box>
            <text:p>Länge</text:p>
            <text:p>Masse</text:p>
            <text:p>Zeit</text:p>
            <text:p>Stromstärke</text:p>
            <text:p>Thermodynamische Temperatur</text:p>
            <text:p>Stoffmenge</text:p>
            <text:p>Lichtstärke</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Kann man Einheiten ineinander umrechnen?</text:p>
          </draw:text-box>
        </draw:frame>
        <draw:frame presentation:style-name="pr2" draw:layer="layout" svg:width="25.199cm" svg:height="12.18cm" svg:x="1.4cm" svg:y="4.914cm" presentation:class="subtitle">
          <draw:text-box>
            <text:p>Sofern sie derselben Dimension entsprechen, ja.</text:p>
            <text:p/>
            <text:p>Beispiel: Meter in Meilen</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as ist eine "Dimensionsanalyse"?</text:p>
          </draw:text-box>
        </draw:frame>
        <draw:frame presentation:style-name="pr2" draw:layer="layout" svg:width="25.199cm" svg:height="12.18cm" svg:x="1.4cm" svg:y="4.914cm" presentation:class="subtitle">
          <draw:text-box>
            <text:p>Der Vergleich der Dimensionen beider Seiten einer Gleichung: sie müssen immer gleich sein.<text:line-break/><text:line-break/>(Kommt eine Dimension nicht oder öfter (potenziert) vor liegt ein Fehler vor)</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as sind signifikante Stellen?</text:p>
          </draw:text-box>
        </draw:frame>
        <draw:frame presentation:style-name="pr2" draw:layer="layout" svg:width="25.199cm" svg:height="12.18cm" svg:x="1.4cm" svg:y="4.914cm" presentation:class="subtitle">
          <draw:text-box>
            <text:p>Die genau bekannten Stellen einer Messgröße</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Sind führende Nullen, beispielsweise in 0.00003, signifikante Stellen?</text:p>
          </draw:text-box>
        </draw:frame>
        <draw:frame presentation:style-name="pr2" draw:layer="layout" svg:width="25.199cm" svg:height="12.18cm" svg:x="1.4cm" svg:y="4.914cm" presentation:class="subtitle">
          <draw:text-box>
            <text:p>Nein</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s ist bei der Summation von signifikanten Stellen zu beachten?</text:p>
          </draw:text-box>
        </draw:frame>
        <draw:frame presentation:style-name="pr2" draw:layer="layout" svg:width="25.199cm" svg:height="12.18cm" svg:x="1.4cm" svg:y="4.914cm" presentation:class="subtitle">
          <draw:text-box>
            <text:p>Das Ergebnis hat nicht mehr signifikante Stellen als </text:p>
            <text:p>der Summand mit den <text:span text:style-name="T2">wenigsten</text:span> signifikanten Stellen</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as ist bei der Multiplikation/Division von signifikanten Stellen zu beachten?</text:p>
          </draw:text-box>
        </draw:frame>
        <draw:frame presentation:style-name="pr2" draw:layer="layout" svg:width="25.199cm" svg:height="12.18cm" svg:x="1.4cm" svg:y="4.914cm" presentation:class="subtitle">
          <draw:text-box>
            <text:p>Das Ergebnis hat nicht mehr signifikante Stellen als </text:p>
            <text:p>der Faktor mit den <text:span text:style-name="T2">meisten</text:span> signifikanten Stellen</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as ist die wissenschaftliche Notation von Zahlen?</text:p>
          </draw:text-box>
        </draw:frame>
        <draw:frame presentation:style-name="pr2" draw:layer="layout" svg:width="25.199cm" svg:height="12.18cm" svg:x="1.4cm" svg:y="4.914cm" presentation:class="subtitle">
          <draw:text-box>
            <text:p>Man gibt bei reellen Zahlen nur eine Stelle vor dem Komma an, alle anderen Stellen bis zu letzten signifikanten Stelle folgen nach dem Komma.</text:p>
            <text:p/>
            <text:p>Die Größenordung wird durch Multiplikation mit Zehnerpotenzen ausgedrückt.</text:p>
            <text:p/>
            <text:p>Typisches Beispiel:</text:p>
            <text:p>2,345 <text:span text:style-name="T3">·</text:span><text:span text:style-name="T4"> 10</text:span><text:span text:style-name="T5">-2</text:span><text:span text:style-name="T6"> oder alternativ: 2,345E-2</text:span></text:p>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Was bedeutet die Zahl hinter dem E bei der wissenschaftlichen Notation?</text:p>
          </draw:text-box>
        </draw:frame>
        <draw:frame presentation:style-name="pr2" draw:layer="layout" svg:width="25.199cm" svg:height="12.18cm" svg:x="1.4cm" svg:y="4.914cm" presentation:class="subtitle">
          <draw:text-box>
            <text:p>Die Zahl der Zehnerpotenzen, mit welchen multipliziert wird.</text:p>
            <text:p/>
            <text:p>Beispiel:</text:p>
            <text:p>2,3E4 <text:span text:style-name="T7">≙</text:span><text:span text:style-name="T8"> 2,3 </text:span><text:span text:style-name="T9">∙</text:span><text:span text:style-name="T10"> 10</text:span><text:span text:style-name="T11">4</text:span></text:p>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bildet man einen Mittelwert?</text:p>
          </draw:text-box>
        </draw:frame>
        <draw:frame presentation:style-name="pr2" draw:layer="layout" svg:width="25.199cm" svg:height="12.18cm" svg:x="1.4cm" svg:y="4.914cm" presentation:class="subtitle">
          <draw:text-box>
            <text:p>Man summiert alle Messergebnisse auf und teilt durch die Anzahl der Messungen</text:p>
            <text:p/>
            <text:p/>
            <text:p/>
            <text:p/>
            <text:p/>
            <text:p/>
          </draw:text-box>
        </draw:frame>
        <draw:frame draw:style-name="gr2" draw:text-style-name="P2" draw:layer="layout" svg:width="12.855cm" svg:height="6.211cm" svg:x="7.572cm" svg:y="10.394cm">
          <text:p/>
          <draw:object xlink:href="../Mittelwer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draw:frame presentation:style-name="pr5" draw:layer="layout" svg:width="25.199cm" svg:height="3.506cm" svg:x="1.4cm" svg:y="0.837cm" presentation:class="title">
          <draw:text-box>
            <text:p>Sind Mittelwert und Erwartungswert dasselbe?</text:p>
          </draw:text-box>
        </draw:frame>
        <draw:frame presentation:style-name="pr6" draw:layer="layout" svg:width="25.199cm" svg:height="12.18cm" svg:x="1.4cm" svg:y="4.914cm" presentation:class="subtitle">
          <draw:text-box>
            <text:p>Der Erwartungswert entspricht dem arithmetischen Mittelwert, es gibt aber noch andere Mittelwerte (bspw. harmonisches und geometrisches Mittel)</text:p>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bezeichnet das <text:span text:style-name="T12">Delta</text:span> <text:span text:style-name="T3">Δ</text:span><text:span text:style-name="T4"> in der Fehlerrechnung?</text:span></text:p>
          </draw:text-box>
        </draw:frame>
        <draw:frame presentation:style-name="pr2" draw:layer="layout" svg:width="25.199cm" svg:height="12.18cm" svg:x="1.4cm" svg:y="4.914cm" presentation:class="subtitle">
          <draw:text-box>
            <text:p>Eine Abweichung (Deviation)</text:p>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5" draw:layer="layout" svg:width="25.199cm" svg:height="3.506cm" svg:x="1.4cm" svg:y="0.837cm" presentation:class="title">
          <draw:text-box>
            <text:p>Was ist der <text:span text:style-name="T12">absolute</text:span> Fehler einer Messung?</text:p>
          </draw:text-box>
        </draw:frame>
        <draw:frame presentation:style-name="pr6" draw:layer="layout" svg:width="25.199cm" svg:height="12.18cm" svg:x="1.4cm" svg:y="4.914cm" presentation:class="subtitle">
          <draw:text-box>
            <text:p>Die Abweichung eines Messergebnisses vom exakten Wert</text:p>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5" draw:layer="layout" svg:width="25.199cm" svg:height="3.506cm" svg:x="1.4cm" svg:y="0.837cm" presentation:class="title">
          <draw:text-box>
            <text:p>Kann man den <text:span text:style-name="T12">absoluten</text:span> Fehler errechnen?</text:p>
          </draw:text-box>
        </draw:frame>
        <draw:frame presentation:style-name="pr6" draw:layer="layout" svg:width="25.199cm" svg:height="12.18cm" svg:x="1.4cm" svg:y="4.914cm" presentation:class="subtitle">
          <draw:text-box>
            <text:p>Nur mit Kenntnis des exakten Messwerts. Da jedoch Messungen in der Regel mit Fehlern behaftet sind, ist nur eine Abschätzung möglich.</text:p>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5" draw:layer="layout" svg:width="25.199cm" svg:height="3.506cm" svg:x="1.4cm" svg:y="0.837cm" presentation:class="title">
          <draw:text-box>
            <text:p>Wie wird der <text:span text:style-name="T12">absolute</text:span> Fehler bezeichnet?</text:p>
          </draw:text-box>
        </draw:frame>
        <draw:frame presentation:style-name="pr6" draw:layer="layout" svg:width="25.199cm" svg:height="12.18cm" svg:x="1.4cm" svg:y="4.914cm" presentation:class="subtitle">
          <draw:text-box>
            <text:p>Mit einem Delta (<text:span text:style-name="T3">Δ)</text:span><text:span text:style-name="T4">, um zu verdeutlichen dass der Fehler die Abweichung vom exakten Wert darstellt.</text:span></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5" draw:layer="layout" svg:width="25.199cm" svg:height="3.506cm" svg:x="1.4cm" svg:y="0.837cm" presentation:class="title">
          <draw:text-box>
            <text:p>Wie gibt man das Ergebnis einer Messung mit Fehler an?</text:p>
          </draw:text-box>
        </draw:frame>
        <draw:frame presentation:style-name="pr6" draw:layer="layout" svg:width="25.199cm" svg:height="12.18cm" svg:x="1.4cm" svg:y="4.914cm" presentation:class="subtitle">
          <draw:text-box>
            <text:p>Durch Angabe des "exakten" Ergebnisses (Mittelwert) </text:p>
            <text:p>plus absoluten Fehler</text:p>
            <text:p/>
            <text:p>x = <text:span text:style-name="T7">⟨x⟩ + </text:span><text:span text:style-name="T3">Δ</text:span><text:span text:style-name="T13">x</text:span></text:p>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5" draw:layer="layout" svg:width="25.199cm" svg:height="3.506cm" svg:x="1.4cm" svg:y="0.837cm" presentation:class="title">
          <draw:text-box>
            <text:p>Wie errechnet man den absoluten Fehler <text:span text:style-name="T12">einer</text:span> Messung aus einer Reihe von Messungen?</text:p>
          </draw:text-box>
        </draw:frame>
        <draw:frame presentation:style-name="pr6" draw:layer="layout" svg:width="25.199cm" svg:height="12.18cm" svg:x="1.4cm" svg:y="4.914cm" presentation:class="subtitle">
          <draw:text-box>
            <text:p>Man nimmt den <text:span text:style-name="T12">Absolutbetrag</text:span> der </text:p>
            <text:p><text:span text:style-name="T12">Differenz</text:span> des Mittelwerts aller Messungen und der jeweiligen einzelnen Messung</text:p>
            <text:p/>
            <text:p/>
            <text:p/>
            <text:p/>
          </draw:text-box>
        </draw:frame>
        <draw:frame draw:style-name="gr2" draw:text-style-name="P2" draw:layer="layout" svg:width="7.141cm" svg:height="1.385cm" svg:x="10.429cm" svg:y="12.807cm">
          <text:p/>
          <draw:object xlink:href="../absoluter%20Fehler.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5" draw:layer="layout" svg:width="25.199cm" svg:height="3.506cm" svg:x="1.4cm" svg:y="0.837cm" presentation:class="title">
          <draw:text-box>
            <text:p>Was ist der <text:span text:style-name="T12">relative</text:span> Fehler?</text:p>
          </draw:text-box>
        </draw:frame>
        <draw:frame presentation:style-name="pr6" draw:layer="layout" svg:width="25.199cm" svg:height="12.18cm" svg:x="1.4cm" svg:y="4.914cm" presentation:class="subtitle">
          <draw:text-box>
            <text:p>Das Verhältnis des absoluten Fehlers zum Mittelwert aller Messungen:</text:p>
            <text:p/>
            <text:p/>
            <text:p/>
          </draw:text-box>
        </draw:frame>
        <draw:frame draw:style-name="gr2" draw:text-style-name="P2" draw:layer="layout" svg:width="2.161cm" svg:height="2.535cm" svg:x="12.919cm" svg:y="12.232cm">
          <text:p/>
          <draw:object xlink:href="../relativer%20Fehle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ie rechnet man den <text:span text:style-name="T12">relativen</text:span> Fehler in Prozent um?</text:p>
          </draw:text-box>
        </draw:frame>
        <draw:frame presentation:style-name="pr6" draw:layer="layout" svg:width="25.199cm" svg:height="12.18cm" svg:x="1.4cm" svg:y="4.914cm" presentation:class="subtitle">
          <draw:text-box>
            <text:p>Man multipliziert mit 100</text:p>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as bedeutet ein relativer Fehler von 1, was ein relativer Fehler von 0.5?</text:p>
          </draw:text-box>
        </draw:frame>
        <draw:frame presentation:style-name="pr2" draw:layer="layout" svg:width="25.199cm" svg:height="12.18cm" svg:x="1.4cm" svg:y="5.914cm" presentation:class="subtitle" presentation:user-transformed="true">
          <draw:text-box>
            <text:p>Ein relativer Fehler von eins bedeutet, dass der absolute Fehler genau so groß ist wie der eigentliche Messwert </text:p>
            <text:p>(er beträgt 100% davon)</text:p>
            <text:p/>
            <text:p/>
            <text:p/>
            <text:p>Ein relativer Fehler von 0.5 bedeutet, dass der absolute Fehler genau halb so groß ist wie der eigentliche Messwert </text:p>
            <text:p>(er beträgt 50% davon)</text:p>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5" draw:layer="layout" svg:width="25.199cm" svg:height="3.506cm" svg:x="1.4cm" svg:y="0.837cm" presentation:class="title">
          <draw:text-box>
            <text:p>Was bedeutet Fehlerfortpflanzung?</text:p>
          </draw:text-box>
        </draw:frame>
        <draw:frame presentation:style-name="pr7" draw:layer="layout" svg:width="25.199cm" svg:height="13.465cm" svg:x="1.4cm" svg:y="6.272cm" presentation:class="subtitle" presentation:user-transformed="true">
          <draw:text-box>
            <text:p>Wenn mehrere Messungen <text:span text:style-name="T12">unterschiedlicher</text:span><text:span text:style-name="T14"> Größen in ein Messergebnis einfließen, pflanzen sich die jeweils erhaltenen Fehler ins Endergebnis fort.</text:span></text:p>
            <text:p><text:span text:style-name="T14"/></text:p>
            <text:p><text:span text:style-name="T14"/></text:p>
            <text:p><text:span text:style-name="T14"/></text:p>
            <text:p><text:span text:style-name="T14">Beispiel: </text:span><text:span text:style-name="T15">Dichte</text:span><text:span text:style-name="T14"> wird durch Messung der </text:span><text:span text:style-name="T15">Masse und</text:span><text:span text:style-name="T14"> des </text:span><text:span text:style-name="T15">Volumens</text:span><text:span text:style-name="T14"> bestimmt.</text:span></text:p>
            <text:p><text:span text:style-name="T14"><text:line-break/></text:span><text:span text:style-name="T14">Sowohl der </text:span><text:span text:style-name="T15">Fehler der Volumenmessung</text:span><text:span text:style-name="T14"> als auch der </text:span><text:span text:style-name="T15">Fehler der Massenmessung</text:span><text:span text:style-name="T14"> pflanzen sich in das Ergebnis der Dichtemessung fort.</text:span></text:p>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0">
        <draw:frame presentation:style-name="pr1" draw:layer="layout" svg:width="25.199cm" svg:height="3.506cm" svg:x="1.4cm" svg:y="0.837cm" presentation:class="title">
          <draw:text-box>
            <text:p>Wie errechnet man den <text:span text:style-name="T12">maximalen absoluten Fehler</text:span> mittels Fehlerfortpflanzung?</text:p>
          </draw:text-box>
        </draw:frame>
        <draw:frame presentation:style-name="pr8" draw:layer="layout" svg:width="25.199cm" svg:height="12.343cm" svg:x="1.4cm" svg:y="7.833cm" presentation:class="subtitle" presentation:user-transformed="true">
          <draw:text-box>
            <text:p/>
            <text:p/>
            <text:p/>
            <text:p/>
            <text:p/>
            <text:p>Man summiert über alle </text:p>
            <text:p>Absolutbeträge der </text:p>
            <text:p>partiellen Ableitungen der Funktion zur Errechnung des End(mess-)ergebnisses nach der jeweiligen Messung jeder Größe, </text:p>
            <text:p>welche mit den absoluten Fehlern der jeweiligen (Größen-)Messung multipliziert werden</text:p>
          </draw:text-box>
        </draw:frame>
        <draw:frame draw:style-name="gr2" draw:text-style-name="P2" draw:layer="layout" svg:width="10.316cm" svg:height="5.061cm" svg:x="8.841cm" svg:y="6.969cm">
          <text:p/>
          <draw:object xlink:href="../maximaler%20absoluter%20Fehler%20mittels%20Fehlerfortpflanzung.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0">
        <draw:frame presentation:style-name="pr1" draw:text-style-name="P3" draw:layer="layout" svg:width="25.199cm" svg:height="3.506cm" svg:x="1.4cm" svg:y="0.835cm" presentation:class="title" presentation:user-transformed="true">
          <draw:text-box>
            <text:p><text:span text:style-name="T16">Berechnet man den </text:span><text:span text:style-name="T17">maximalen absoluten Fehler</text:span><text:span text:style-name="T16"> mittels Fehlerfortpflanzung über eine oder mehrere Messungen gleicher Messgrößen?</text:span></text:p>
          </draw:text-box>
        </draw:frame>
        <draw:frame presentation:style-name="pr2" draw:text-style-name="P4" draw:layer="layout" svg:width="25.199cm" svg:height="12.18cm" svg:x="1.4cm" svg:y="4.914cm" presentation:class="subtitle">
          <draw:text-box>
            <text:p><text:span text:style-name="T18">Es kommt zu jeder </text:span><text:span text:style-name="T19">Messgröße</text:span><text:span text:style-name="T18"> nur </text:span><text:span text:style-name="T19">eine</text:span><text:span text:style-name="T18"> Messung (die aber aus verschiedenen einzelnen Größen bestehen kann) vor.</text:span></text:p>
            <text:p><text:span text:style-name="T18"><text:line-break/></text:span><text:span text:style-name="T18">Beispiel: Zur Bestimmung der Dichte misst man das Volumen und die Masse eines Stoffs. Das sind zwei Messungen, man erhält jedoch nur eine Messgröße, nämlich die Dichte. Man braucht aber für die Fehlerfortplanzung immer nur eine dieser Größen.</text:span></text:p>
          </draw:text-box>
        </draw:frame>
        <presentation:notes draw:style-name="dp2">
          <draw:page-thumbnail draw:style-name="gr1" draw:layer="layout" svg:width="14.848cm" svg:height="11.136cm" svg:x="3.075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5" draw:layer="layout" svg:width="25.199cm" svg:height="3.506cm" svg:x="1.4cm" svg:y="0.837cm" presentation:class="title">
          <draw:text-box>
            <text:p>Was bedeutet <text:tab/><text:tab/><text:tab/> in der Fehlerrechnung? </text:p>
          </draw:text-box>
        </draw:frame>
        <draw:frame presentation:style-name="pr6" draw:layer="layout" svg:width="25.199cm" svg:height="12.18cm" svg:x="1.4cm" svg:y="4.914cm" presentation:class="subtitle">
          <draw:text-box>
            <text:p>Es ist die Ableitung der Funktion zur Errechnung des Endmessergebnisses nach der Messung einer <text:span text:style-name="T12">einzelnen</text:span> darin enthaltenen Größe</text:p>
            <text:p/>
            <text:p>Beispiel: Dichtemessung <text:span text:style-name="T7">⇒ Dichte = Masse pro Volumen</text:span></text:p>
          </draw:text-box>
        </draw:frame>
        <draw:frame draw:style-name="gr2" draw:text-style-name="P2" draw:layer="layout" svg:width="2.39cm" svg:height="3.2cm" svg:x="10.255cm" svg:y="1.2cm">
          <text:p/>
          <draw:object xlink:href="../Ableitung%20in%20Fehlerrechnung.odf" xlink:type="simple" xlink:show="embed" xlink:actuate="onLoad"/>
          <draw:image xlink:href="./ObjectReplacements/Object 5" xlink:type="simple" xlink:show="embed" xlink:actuate="onLoad"/>
        </draw:frame>
        <draw:frame draw:style-name="gr2" draw:text-style-name="P2" draw:layer="layout" svg:width="10.886cm" svg:height="5.744cm" svg:x="8.556cm" svg:y="14.027cm">
          <text:p/>
          <draw:object xlink:href="../Erläuterung%20zur%20Ableitung%20in%20Fehlerrechn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presentation:user-transformed="true">
          <draw:text-box>
            <text:p>Wie errechnet man den <text:span text:style-name="T12">maximalen relativen Fehler</text:span> mittels Fehlerfortpflanzung?</text:p>
          </draw:text-box>
        </draw:frame>
        <draw:frame presentation:style-name="pr6" draw:layer="layout" svg:width="25.199cm" svg:height="12.18cm" svg:x="1.4cm" svg:y="4.914cm" presentation:class="subtitle">
          <draw:text-box>
            <text:p>Analog zum relativen Fehler durch das Verhältnis des maximalen absoluten Fehlers zum "exakten" Wert</text:p>
            <text:p/>
            <text:p/>
            <text:p/>
            <text:p/>
          </draw:text-box>
        </draw:frame>
        <draw:frame draw:style-name="gr2" draw:text-style-name="P2" draw:layer="layout" svg:width="9.97cm" svg:height="4.685cm" svg:x="9.014cm" svg:y="11.157cm">
          <text:p/>
          <draw:object xlink:href="../maximaler%20relativer%20Fehler%20mittels%20Fehlerfortpflanzung.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5" draw:layer="layout" svg:width="25.199cm" svg:height="3.506cm" svg:x="1.4cm" svg:y="0.837cm" presentation:class="title">
          <draw:text-box>
            <text:p>Was sagt die Standardabweichung aus?</text:p>
          </draw:text-box>
        </draw:frame>
        <draw:frame presentation:style-name="pr6" draw:layer="layout" svg:width="25.199cm" svg:height="12.18cm" svg:x="1.4cm" svg:y="4.914cm" presentation:class="subtitle">
          <draw:text-box>
            <text:p>Sie beschreibt die Güte der Messungen einer Größe in Bezug zu deren Mittelwert</text:p>
          </draw:text-box>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5" draw:layer="layout" svg:width="25.199cm" svg:height="3.506cm" svg:x="1.4cm" svg:y="0.837cm" presentation:class="title">
          <draw:text-box>
            <text:p>Wie viele Messungen fließen in die Standardabweichung mit ein?</text:p>
          </draw:text-box>
        </draw:frame>
        <draw:frame presentation:style-name="pr6" draw:text-style-name="P4" draw:layer="layout" svg:width="25.199cm" svg:height="12.18cm" svg:x="1.4cm" svg:y="4.914cm" presentation:class="subtitle">
          <draw:text-box>
            <text:p><text:span text:style-name="T18">Es fließen </text:span><text:span text:style-name="T19">alle</text:span><text:span text:style-name="T18"> Messungen </text:span><text:span text:style-name="T19">einer</text:span><text:span text:style-name="T18"> Größe ein, zusätzlich zu dem daraus gebildeten Mittelwert</text:span></text:p>
          </draw:text-box>
        </draw:frame>
        <presentation:notes draw:style-name="dp2">
          <draw:page-thumbnail draw:style-name="gr1" draw:layer="layout" svg:width="14.848cm" svg:height="11.136cm" svg:x="3.075cm" svg:y="2.257cm" draw:page-number="31" presentation:class="page"/>
          <draw:frame presentation:style-name="pr4"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ie ist die Formel für die Standardabweichung strukturell aufgebaut?</text:p>
          </draw:text-box>
        </draw:frame>
        <draw:frame presentation:style-name="pr8" draw:layer="layout" svg:width="25.199cm" svg:height="12.343cm" svg:x="1.4cm" svg:y="4.833cm" presentation:class="subtitle" presentation:user-transformed="true">
          <draw:text-box>
            <text:p/>
            <text:p/>
            <text:p/>
            <text:p/>
            <text:p/>
            <text:p/>
            <text:p/>
            <text:p/>
            <text:p>Sie besteht aus der Summe über die Quadrate aller in der Messung erhaltener absoluter Fehler, korrigiert mit der Bessel‑ Korrektur der verzerrten Schätzfunktion und aus allem die Wurzel</text:p>
          </draw:text-box>
        </draw:frame>
        <draw:frame draw:style-name="gr2" draw:text-style-name="P2" draw:layer="layout" svg:width="13.072cm" svg:height="3.496cm" svg:x="7.463cm" svg:y="7.751cm">
          <text:p/>
          <draw:object xlink:href="../Standardabweichung.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rum steht in der Formel der Standardabweichung <text:tab/><text:tab/><text:tab/> und nicht <text:tab/><text:tab/>?</text:p>
          </draw:text-box>
        </draw:frame>
        <draw:frame presentation:style-name="pr2" draw:layer="layout" svg:width="25.199cm" svg:height="12.18cm" svg:x="1.4cm" svg:y="4.914cm" presentation:class="subtitle">
          <draw:text-box>
            <text:p>Die Schätzfunktion ist nicht unverzerrt, da der Mittelwert <text:span text:style-name="T7">⟨</text:span><text:span text:style-name="T20">x </text:span><text:span text:style-name="T7">⟩ im allgemeinen </text:span><text:span text:style-name="T20">nicht</text:span><text:span text:style-name="T7"> dem exakten (theoretischen) Meßwert entspricht, sondern davon abweicht.</text:span></text:p>
            <text:p><text:span text:style-name="T7"/></text:p>
            <text:p><text:span text:style-name="T7">Diese Abweichung wird durch die sogenannte Bessel-Korrektur korrigiert.</text:span></text:p>
          </draw:text-box>
        </draw:frame>
        <draw:frame draw:style-name="gr2" draw:text-style-name="P2" draw:layer="layout" svg:width="3.088cm" svg:height="2.535cm" svg:x="13.755cm" svg:y="2.032cm">
          <text:p/>
          <draw:object xlink:href="../Bessel-Korrektur%20der%20verzerrten%20Schätzfunktion.odf" xlink:type="simple" xlink:show="embed" xlink:actuate="onLoad"/>
          <draw:image xlink:href="./ObjectReplacements/Object 9" xlink:type="simple" xlink:show="embed" xlink:actuate="onLoad"/>
        </draw:frame>
        <draw:frame draw:style-name="gr2" draw:text-style-name="P2" draw:layer="layout" svg:width="1.251cm" svg:height="2.535cm" svg:x="22.374cm" svg:y="2.032cm">
          <text:p/>
          <draw:object xlink:href="../Vorfaktor%20für%20erwartungstreue%20Schätzfunktion.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5" draw:layer="layout" svg:width="25.199cm" svg:height="3.506cm" svg:x="1.4cm" svg:y="0.837cm" presentation:class="title">
          <draw:text-box>
            <text:p>Wie erhält man die Standardabweichung von Messungen und deren Mittelwert?</text:p>
          </draw:text-box>
        </draw:frame>
        <draw:frame presentation:style-name="pr6" draw:layer="layout" svg:width="25.199cm" svg:height="12.18cm" svg:x="1.4cm" svg:y="4.914cm" presentation:class="subtitle" presentation:placeholder="true" presentation:user-transformed="true">
          <draw:text-box/>
        </draw:frame>
        <draw:frame draw:style-name="gr2" draw:text-style-name="P2" draw:layer="layout" svg:width="18.606cm" svg:height="3.496cm" svg:x="4.696cm" svg:y="8.751cm">
          <text:p/>
          <draw:object xlink:href="../Standardabweichung%20des%20Mittelwerts.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5" draw:text-style-name="P6" draw:layer="layout" svg:width="25.199cm" svg:height="3.506cm" svg:x="1.4cm" svg:y="0.837cm" presentation:class="title" presentation:user-transformed="true">
          <draw:text-box>
            <text:p><text:span text:style-name="T21">Welche Art von Verteilung ist das?</text:span><text:span text:style-name="T21"><text:line-break/></text:span><text:span text:style-name="T21"><text:line-break/></text:span><text:span text:style-name="T21"><text:line-break/></text:span><text:span text:style-name="T21"/></text:p>
          </draw:text-box>
        </draw:frame>
        <draw:frame presentation:style-name="pr6" draw:layer="layout" svg:width="25.199cm" svg:height="12.18cm" svg:x="1.4cm" svg:y="4.914cm" presentation:class="subtitle">
          <draw:text-box>
            <text:p>Die Gaußverteilung</text:p>
          </draw:text-box>
        </draw:frame>
        <draw:frame draw:style-name="gr2" draw:text-style-name="P2" draw:layer="layout" svg:width="7.89cm" svg:height="2.6cm" svg:x="10.446cm" svg:y="1.799cm">
          <text:p/>
          <draw:object xlink:href="../Gaußverteilung.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zeigt einem der Kurvenverlauf der Gaußverteilung?</text:p>
          </draw:text-box>
        </draw:frame>
        <draw:frame presentation:style-name="pr2" draw:layer="layout" svg:width="25.199cm" svg:height="12.18cm" svg:x="1.4cm" svg:y="4.914cm" presentation:class="subtitle">
          <draw:text-box>
            <text:p>Die Wahrscheinlichkeitsdichte für das Vorkommen von Zufallswerten</text:p>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5" draw:text-style-name="P7" draw:layer="layout" svg:width="25.199cm" svg:height="3.506cm" svg:x="1.4cm" svg:y="0.836cm" presentation:class="title" presentation:user-transformed="true">
          <draw:text-box>
            <text:p text:style-name="P7"><text:span text:style-name="T22">Kann man mittels der Gaußverteilung die Wahrscheinlichkeit für ein einzelnes, diskretes Ergebnis angeben?</text:span></text:p>
          </draw:text-box>
        </draw:frame>
        <draw:frame presentation:style-name="pr6" draw:layer="layout" svg:width="25.199cm" svg:height="12.18cm" svg:x="1.4cm" svg:y="4.914cm" presentation:class="subtitle">
          <draw:text-box>
            <text:p>Nein, die Gaußverteilung liefert nur eine Wahrscheinlichkeitsdichte.</text:p>
            <text:p/>
            <text:p>Um die Wahrscheinlichkeit für Ereignisse zu berechnen muß über einen <text:span text:style-name="T12">Bereich</text:span><text:span text:style-name="T14"> integriert werden.</text:span></text:p>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draw:text-box>
            <text:p>Was ist die gesamte Fläche unter der Gaußverteilung?</text:p>
          </draw:text-box>
        </draw:frame>
        <draw:frame presentation:style-name="pr6" draw:layer="layout" svg:width="25.199cm" svg:height="12.18cm" svg:x="1.4cm" svg:y="4.914cm" presentation:class="subtitle">
          <draw:text-box>
            <text:p>Die Wahrscheinlichkeit für das Auftreten <text:span text:style-name="T12">aller</text:span><text:span text:style-name="T14"> möglichen Zufallsereignisse oder Messungen </text:span><text:span text:style-name="T12">x</text:span><text:span text:style-name="T14">: Die Fläche unter der Dichtefunktion hat den Inhalt 1 (da die Wahrscheinlichkeit irgendeinen beliebigen Meßwert zu erhalten =1 , also 100% ist).</text:span></text:p>
          </draw:text-box>
        </draw:fram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Default" presentation:presentation-page-layout-name="AL1T0">
        <draw:frame presentation:style-name="pr5" draw:text-style-name="P7" draw:layer="layout" svg:width="25.199cm" svg:height="3.506cm" svg:x="1.4cm" svg:y="0.835cm" presentation:class="title" presentation:user-transformed="true">
          <draw:text-box>
            <text:p><text:span text:style-name="T22">Mit welcher Wahrscheinlichkeit nimmt eine Einzelmessung der Größe </text:span><text:span text:style-name="T23">x</text:span><text:span text:style-name="T22"> einen Wert aus dem Intervall [</text:span><text:span text:style-name="T23">x</text:span><text:span text:style-name="T22"> , </text:span><text:span text:style-name="T23">x</text:span><text:span text:style-name="T22"> + d</text:span><text:span text:style-name="T23">x</text:span><text:span text:style-name="T22">] an?</text:span></text:p>
          </draw:text-box>
        </draw:frame>
        <draw:frame presentation:style-name="pr6" draw:layer="layout" svg:width="25.199cm" svg:height="12.18cm" svg:x="1.4cm" svg:y="4.914cm" presentation:class="subtitle">
          <draw:text-box>
            <text:p>Mit der Wahrscheinlichkeit <text:span text:style-name="T12">P</text:span>(<text:span text:style-name="T12">x</text:span>)d<text:span text:style-name="T12">x</text:span></text:p>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Default" presentation:presentation-page-layout-name="AL1T0">
        <draw:frame presentation:style-name="pr5" draw:layer="layout" svg:width="25.199cm" svg:height="3.506cm" svg:x="1.4cm" svg:y="0.837cm" presentation:class="title">
          <draw:text-box>
            <text:p>Welche Bedeutung haben die drei Variablen der Gaußverteilung?</text:p>
          </draw:text-box>
        </draw:frame>
        <draw:frame presentation:style-name="pr9" draw:text-style-name="P8" draw:layer="layout" svg:width="25.199cm" svg:height="13.552cm" svg:x="1.4cm" svg:y="5.823cm" presentation:class="subtitle" presentation:user-transformed="true">
          <draw:text-box>
            <text:p><text:span text:style-name="T24">Der Mittelwert </text:span><text:span text:style-name="T25">⟨</text:span><text:span text:style-name="T26">x</text:span><text:span text:style-name="T27"> </text:span><text:span text:style-name="T25">⟩ aller Meßwerte bestimmt das Maximum: die meisten Messungen werden diesen Wert ergeben</text:span></text:p>
            <text:p><text:span text:style-name="T25"/></text:p>
            <text:p><text:span text:style-name="T24">Die eigentlichen Messwerte </text:span><text:span text:style-name="T28">x</text:span><text:span text:style-name="T24"> weichen normalerweise vom Mittelwert ab, sie sind entweder größer oder kleiner. Je mehr eine Messung vom Mittelwert abweicht um so seltener wird man dieses Ergebnis erhalten.</text:span></text:p>
            <text:p><text:span text:style-name="T24"/></text:p>
            <text:p><text:span text:style-name="T24">Wie stark die einzelnen Messwerte vom Mittelwert abweichen wird durch die Standardabweichung </text:span><text:span text:style-name="T26">σ</text:span><text:span text:style-name="T29">x</text:span><text:span text:style-name="T27"> der Messung bestimmt. Ist sie groß, fällt die Kurve flach ab – sie verläuft breiter, die Ergebnisse weichen häufiger stärker vom Mittelwert ab. Ist sie hingegen klein, wird man häufig wenig vom Mittelwert abweichende Ergebnisse erhalten, während stärker abweichende Ergebnisse seltener vorkommen.</text:span></text:p>
          </draw:text-box>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elche Bedeutung haben Variable und Parameter der Gaußverteilung?</text:p>
          </draw:text-box>
        </draw:frame>
        <draw:frame presentation:style-name="pr6" draw:layer="layout" svg:width="25.199cm" svg:height="12.18cm" svg:x="1.4cm" svg:y="4.914cm" presentation:class="subtitle" presentation:user-transformed="true">
          <draw:text-box>
            <text:p><text:span text:style-name="T25">⟨</text:span><text:span text:style-name="T26">x</text:span><text:span text:style-name="T27"> </text:span><text:span text:style-name="T25">⟩ entspricht dem Erwartungswert, der Wert, den man als Mittel aller Messungen erwartet</text:span></text:p>
            <text:p><text:span text:style-name="T25"/></text:p>
            <text:p><text:span text:style-name="T26">x</text:span><text:span text:style-name="T25"> sind die einzelnen Messungen, sie sind in ihrer Häufigkeit entsprechend der Normalverteilung um den Mittelwert verteilt</text:span></text:p>
            <text:p><text:span text:style-name="T25"/></text:p>
            <text:p><text:span text:style-name="T27">Die Standardabweichung </text:span><text:span text:style-name="T26">σ</text:span><text:span text:style-name="T29">x</text:span><text:span text:style-name="T27"> beschreibt die Güte der einzelnen Messungen in Bezug auf den Mittelwert. Eine größere Güte ergibt eine engere und dafür höher verlaufende Wahrscheinlichkeitsdichtefunktion.</text:span></text:p>
          </draw:text-box>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brima3" svg:font-family="Ebrima"/>
    <style:font-face style:name="Ebrima1" svg:font-family="Ebrima" style:font-adornments="Regular"/>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Andale Sans UI1" svg:font-family="'Andale Sans UI'" style:font-pitch="variable"/>
    <style:font-face style:name="Ebrima2" svg:font-family="Ebrima" style:font-pitch="variable"/>
    <style:font-face style:name="Ebrima" svg:font-family="Ebrima" style:font-adornments="Regular"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Segoe UI2" svg:font-family="'Segoe U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H54M20S</meta:editing-duration>
    <meta:editing-cycles>7</meta:editing-cycles>
    <meta:generator>LibreOffice/4.3.4.1$Windows_x86 LibreOffice_project/bc356b2f991740509f321d70e4512a6a54c5f243</meta:generator>
    <dc:date>2014-12-22T15:23:57.354000000</dc:date>
    <meta:document-statistic meta:object-count="197"/>
  </office:meta>
</office:document-meta>
</file>